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1.244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1.244cm" fo:margin-right="0cm" fo:text-align="justify" style:justify-single-word="false" fo:text-indent="-0.582cm" style:auto-text-indent="false">
        <style:tab-stops/>
      </style:paragraph-properties>
    </style:style>
    <style:style style:name="P4" style:family="paragraph" style:parent-style-name="Standard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661cm" fo:margin-right="0cm" fo:text-align="justify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661cm" fo:margin-right="0cm" fo:text-align="justify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349cm" fo:margin-right="0cm" fo:text-align="justify" style:justify-single-word="false" fo:text-indent="0.026cm" style:auto-text-indent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" style:list-style-name="L3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Standard" style:list-style-name="L4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Standard" style:list-style-name="L5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Standard" style:list-style-name="L6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 style:list-style-name="L7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44cm" fo:margin-right="0cm" fo:text-align="justify" style:justify-single-word="false" fo:text-indent="-0.582cm" style:auto-text-indent="false">
        <style:tab-stops/>
      </style:paragraph-properties>
    </style:style>
    <style:style style:name="P17" style:family="paragraph" style:parent-style-name="Standard">
      <style:paragraph-properties fo:margin-left="1.244cm" fo:margin-right="0cm" fo:text-align="justify" style:justify-single-word="false" fo:text-indent="-0.582cm" style:auto-text-indent="false">
        <style:tab-stops/>
      </style:paragraph-properties>
      <style:text-properties fo:font-weight="normal" style:font-weight-asian="normal" style:font-weight-complex="normal"/>
    </style:style>
    <style:style style:name="P18" style:family="paragraph" style:parent-style-name="Standard" style:list-style-name="L8">
      <style:paragraph-properties fo:margin-left="0.661cm" fo:margin-right="0cm" fo:text-align="justify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9" style:family="paragraph" style:parent-style-name="Standard" style:list-style-name="L9">
      <style:paragraph-properties fo:margin-left="0.661cm" fo:margin-right="0cm" fo:text-align="justify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661cm" fo:margin-right="0cm" fo:text-align="justify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21" style:family="paragraph" style:parent-style-name="Standard" style:list-style-name="L9">
      <style:paragraph-properties fo:margin-left="1.296cm" fo:margin-right="0cm" fo:text-align="justify" style:justify-single-word="false" fo:text-indent="-0.582cm" style:auto-text-indent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296cm" fo:margin-right="0cm" fo:text-align="justify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1.349cm" fo:margin-right="0cm" fo:text-align="justify" style:justify-single-word="false" fo:text-indent="0.026cm" style:auto-text-indent="false">
        <style:tab-stops/>
      </style:paragraph-properties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1.349cm" fo:margin-right="0cm" fo:text-align="justify" style:justify-single-word="false" fo:text-indent="-0.661cm" style:auto-text-indent="false">
        <style:tab-stops/>
      </style:paragraph-properties>
      <style:text-properties fo:font-weight="bold" style:font-weight-asian="bold" style:font-weight-complex="bold"/>
    </style:style>
    <style:style style:name="P25" style:family="paragraph" style:parent-style-name="Standard" style:list-style-name="L10">
      <style:paragraph-properties fo:margin-left="1.349cm" fo:margin-right="0cm" fo:text-align="justify" style:justify-single-word="false" fo:text-indent="-0.661cm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hos</text:p>
      <text:list xml:id="list172640396" text:style-name="L1">
        <text:list-header>
          <text:p text:style-name="P8"/>
        </text:list-header>
        <text:list-item>
          <text:p text:style-name="P9">Agendamento</text:p>
        </text:list-item>
      </text:list>
      <text:p text:style-name="Standard"/>
      <text:p text:style-name="P2">Para ser realizado o agendamento é necessário ser escolhido a especialidade, após a especialidade ser escolhida sera permitido a escolha do profissional. Ao escolher o profissional o usuário poderá visualizar os horários disponível daquele profissional.</text:p>
      <text:p text:style-name="P2"/>
      <text:p text:style-name="P2">Os dados básicos para um agendamento é o Nome, Telefone, Convênio e Plano</text:p>
      <text:p text:style-name="P2"/>
      <text:p text:style-name="P2">O paciente ao chegar na clínica deve-se mudar o status do paciente de agendado para presente e ao terminar a consulta mudar para atendido.</text:p>
      <text:p text:style-name="P2"/>
      <text:p text:style-name="P2"/>
      <text:list xml:id="list924841455" text:style-name="L2">
        <text:list-item>
          <text:p text:style-name="P10">Especialidade</text:p>
        </text:list-item>
      </text:list>
      <text:p text:style-name="P3"/>
      <text:p text:style-name="P3"><text:tab/>Existe uma tabela com os códigos e nomes da especialidade</text:p>
      <text:p text:style-name="P3"/>
      <text:list xml:id="list1071609831" text:style-name="L3">
        <text:list-item>
          <text:p text:style-name="P11">Profissional</text:p>
        </text:list-item>
      </text:list>
      <text:p text:style-name="P3"/>
      <text:p text:style-name="P3"><text:tab/>No profissional deve-se colocar a mais do que exite hoje, os horários de atendimento e o número de consultas, voltas e encaixe que o médico pode atender no dia que ele se encontra na clínica/consultório e vincular a sala em que ele irá atender.</text:p>
      <text:p text:style-name="P3"/>
      <text:list xml:id="list302934897" text:style-name="L4">
        <text:list-item>
          <text:p text:style-name="P12">Salas</text:p>
        </text:list-item>
      </text:list>
      <text:p text:style-name="P3"/>
      <text:p text:style-name="P3"><text:tab/>Cadastro de salas. As salas serão cadastradas sendo vinculadas com a unidade <text:s/>em que o usuário esteja logado.</text:p>
      <text:p text:style-name="P3"/>
      <text:list xml:id="list1420916061" text:style-name="L5">
        <text:list-item>
          <text:p text:style-name="P13">Unidades</text:p>
        </text:list-item>
      </text:list>
      <text:p text:style-name="P4"/>
      <text:p text:style-name="P4"><text:tab/>As unidades terão um mix de especialidades, profissionais e planos</text:p>
      <text:p text:style-name="P3"/>
      <text:list xml:id="list643031286" text:style-name="L6">
        <text:list-item>
          <text:p text:style-name="P14">Usuários</text:p>
        </text:list-item>
      </text:list>
      <text:p text:style-name="P3"/>
      <text:p text:style-name="P3"><text:tab/>Um usuário poderá ter acesso à mais de uma unidade e o acesso poderá ser diferente nessas unidades.</text:p>
      <text:p text:style-name="P3"><text:tab/></text:p>
      <text:list xml:id="list1704901744" text:style-name="L7">
        <text:list-item>
          <text:p text:style-name="P15">Convênios</text:p>
        </text:list-item>
      </text:list>
      <text:p text:style-name="P3"/>
      <text:p text:style-name="P3"><text:tab/>Existem tabelas de cobrança (ex. amb90) essas tabelas podem ser vinculadas aos convênio e servirá para todos os planos daquele convênio, mas caso não exista essa tabela cadastrada no sistema o usuário poderá cadastrar essas tabelas no sistema através da importação de uma planilha.</text:p>
      <text:p text:style-name="P3"/>
      <text:p text:style-name="P3"><text:tab/>O convênio será automaticamente cadastrado em uma empresa, caso não tenha sido vinculado ao nenhuma Unidade, todas as Unidades terão o mesmo convênio. Caso o convênio tenha uma Unidade cadastrada esse mesmo convênio só terá uso nesta Unidade.</text:p>
      <text:p text:style-name="P3"/>
      <text:list xml:id="list1943202907" text:style-name="L8">
        <text:list-item>
          <text:p text:style-name="P18">Planos</text:p>
        </text:list-item>
      </text:list>
      <text:p text:style-name="P5"/>
      <text:p text:style-name="P22">O plano é vinculado a um convênio. O modo de cobrança do plano é o de acordo com a <text:soft-page-break/>tabela de cobrança. Se o plano não tiver essa tabela cadastrada automaticamente será utilizado a tabela de cobrança do convênio. Caso seja cadastrada uma nova tabela para o plano, somente este plano usará esta tabela como base de cobrança e não outros planos.</text:p>
      <text:p text:style-name="P22"/>
      <text:p text:style-name="P4"><text:tab/>O plano será automaticamente cadastrado em uma empresa, caso não tenha sido vinculado ao nenhuma Unidade, todas as Unidades terão o mesmo plano. Caso o plano tenha uma Unidade cadastrada esse mesmo plano só terá uso nesta Unidade.</text:p>
      <text:p text:style-name="P6"><text:tab/></text:p>
      <text:list xml:id="list1615669575" text:style-name="L9">
        <text:list-item>
          <text:p text:style-name="P21">TISS (Troca de informação na saúde suplementar)</text:p>
        </text:list-item>
      </text:list>
      <text:p text:style-name="P6"/>
      <text:p text:style-name="P22">Padrão da ANS para receber os dados das prestadoras de serviço. ANS tem um padrão, que por sua vez pode ser alterado pelas prestadoras, seguindo os padrões da ANS. </text:p>
      <text:p text:style-name="P6"/>
      <text:p text:style-name="P5"><text:s text:c="6"/></text:p>
      <text:list xml:id="list1641140879" text:continue-numbering="true" text:style-name="L9">
        <text:list-item>
          <text:p text:style-name="P19"><text:s/>Regras</text:p>
        </text:list-item>
      </text:list>
      <text:p text:style-name="P5"/>
      <text:p text:style-name="P7">As regras são definidas por convênio e independe da unidade, mas quando se faz o mix dos convênios com as unidades pode-se alterar as regras de convênios. E passa-se a obedecer ela e não mais a regra do convênio como um todo.</text:p>
      <text:p text:style-name="P7"/>
      <text:p text:style-name="P7">Os campos vai ser passado por Fernando.</text:p>
      <text:p text:style-name="P7"/>
      <text:list xml:id="list1066297012" text:style-name="L10">
        <text:list-item>
          <text:p text:style-name="P25">Empresas</text:p>
        </text:list-item>
      </text:list>
      <text:p text:style-name="P24"/>
      <text:p text:style-name="P24"><text:span text:style-name="T1"><text:tab/>A empresa possui unidades, caso só tenha uma unidade será cadastrada uma empresa e uma unida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ibeiro</meta:initial-creator>
    <meta:creation-date>2012-09-11T14:17:24</meta:creation-date>
    <dc:date>2012-10-04T22:42:44</dc:date>
    <dc:creator>Victor Ribeiro</dc:creator>
    <meta:editing-duration>PT1H40M16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31" meta:word-count="477" meta:character-count="2703" meta:non-whitespace-character-count="2379"/>
  </office:meta>
</office:document-meta>
</file>